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 </text:p>
      <text:p text:style-name="Standard">By Oracle SOA Suite Rules Engine.</text:p>
      <text:p text:style-name="Standard"/>
      <text:p text:style-name="Standard">A lesson in convoluted business logic and inept corporate culture.</text:p>
      <text:p text:style-name="Standard"/>
      <text:p text:style-name="Standard">The Board of Directors of hypothetical company Agnon Inc has instituted a process </text:p>
      <text:p text:style-name="Standard">where employees will greet each other with distinct pre-approved greetings that are</text:p>
      <text:p text:style-name="Standard">determined by the employee's stature, hire date, and relative position within the company relative to the person being greeted.</text:p>
      <text:p text:style-name="Standard"/>
      <text:p text:style-name="Standard">Each employee will be outfitted with an identification tag and a scanner that will be used to scan </text:p>
      <text:p text:style-name="Standard">employees that are approaching.</text:p>
      <text:p text:style-name="Standard"/>
      <text:p text:style-name="Standard">The scanned identification number will be fed to the Hello Rules application and returned to each</text:p>
      <text:p text:style-name="Standard">participant in the imminent greeting.</text:p>
      <text:p text:style-name="Standard"/>
      <text:p text:style-name="Standard">Using the Hr.employees database table, we will use the functionality of the SOA Suite to determine whether the individual is: </text:p>
      <text:list xml:id="list41620547" text:style-name="L1">
        <text:list-item>
          <text:p text:style-name="P2">In the top 10 salary range</text:p>
        </text:list-item>
        <text:list-item>
          <text:p text:style-name="P2">Managerial status</text:p>
        </text:list-item>
        <text:list-item>
          <text:p text:style-name="P2">Hired prior to/after another</text:p>
        </text:list-item>
        <text:list-item>
          <text:p text:style-name="P2">In the same department</text:p>
        </text:list-item>
      </text:list>
      <text:p text:style-name="Standard"/>
      <text:p text:style-name="Standard">The calculations must include both the greeter and greetee and determine the relative status and pre-approved greeting for e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7T21:38:06.28</meta:creation-date>
    <dc:date>2013-12-17T22:18:09.98</dc:date>
    <meta:editing-duration>PT40M3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6" meta:word-count="164" meta:character-count="1022"/>
  </office:meta>
</office:document-meta>
</file>